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2d6" officeooo:paragraph-rsid="00019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8</text:p>
      <text:p text:style-name="P1">Test 5</text:p>
      <text:p text:style-name="P1">Test 9</text:p>
      <text:p text:style-name="P1">Test 1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33:17.301906397</meta:creation-date>
    <dc:date>2015-04-19T13:48:27.354117198</dc:date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25" meta:non-whitespace-character-count="21"/>
    <meta:generator>LibreOffice/4.2.7.2$Linux_X86_64 LibreOffice_project/420m0$Build-2</meta:generator>
  </office:meta>
</office:document-meta>
</file>